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FBX1440" svg:font-family="SFBX1440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7.994cm" style:rel-column-width="4532*"/>
    </style:style>
    <style:style style:name="Таблица1.B" style:family="table-column">
      <style:table-column-properties style:column-width="10.007cm" style:rel-column-width="567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>
      <style:table-properties style:width="17.992cm" table:align="left"/>
    </style:style>
    <style:style style:name="Таблица2.A" style:family="table-column">
      <style:table-column-properties style:column-width="7.805cm"/>
    </style:style>
    <style:style style:name="Таблица2.B" style:family="table-column">
      <style:table-column-properties style:column-width="10.18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fo:font-size="16pt" fo:font-weight="bold" officeooo:rsid="000d0d92" officeooo:paragraph-rsid="0087518e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fo:language="en" fo:country="US" fo:font-weight="bold" officeooo:rsid="009d7a03" officeooo:paragraph-rsid="009d7a03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font-style-asian="normal" style:font-weight-asian="bold" style:font-name-complex="sans-serif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87518e" style:font-size-asian="14pt" style:font-style-asian="normal" style:font-weight-asian="normal" style:font-name-complex="Times New Roman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892653" officeooo:paragraph-rsid="008d4afa" style:font-size-asian="18pt" style:font-style-asian="normal" style:font-weight-asian="normal" style:font-name-complex="Times New Roman" style:font-size-complex="18pt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language="ru" fo:country="RU" officeooo:paragraph-rsid="0087518e"/>
    </style:style>
    <style:style style:name="P9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language="ru" fo:country="RU" officeooo:paragraph-rsid="008d4afa"/>
    </style:style>
    <style:style style:name="P10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11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12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language="ru" fo:country="RU" officeooo:paragraph-rsid="0087518e"/>
    </style:style>
    <style:style style:name="P13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language="ru" fo:country="RU" officeooo:paragraph-rsid="0087518e"/>
    </style:style>
    <style:style style:name="P14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a9a8" officeooo:paragraph-rsid="0087518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P15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aco" fo:font-size="10pt" officeooo:rsid="008fff45" officeooo:paragraph-rsid="0099d218" style:font-size-asian="10pt" style:font-size-complex="10pt"/>
    </style:style>
    <style:style style:name="P16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aco" fo:font-size="10pt" officeooo:rsid="008fff45" officeooo:paragraph-rsid="009b5633" style:font-size-asian="10pt" style:font-size-complex="10pt"/>
    </style:style>
    <style:style style:name="P17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aco" fo:font-size="10pt" officeooo:rsid="008fff45" officeooo:paragraph-rsid="009a9778" style:font-size-asian="10pt" style:font-size-complex="10pt"/>
    </style:style>
    <style:style style:name="P18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officeooo:paragraph-rsid="009d31f1"/>
    </style:style>
    <style:style style:name="P19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aco" fo:font-size="10pt" officeooo:rsid="008fff45" officeooo:paragraph-rsid="009b5633" style:font-size-asian="10pt" style:font-size-complex="10pt"/>
    </style:style>
    <style:style style:name="P20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aco" fo:font-size="10pt" officeooo:rsid="008fff45" officeooo:paragraph-rsid="009d31f1" style:font-size-asian="10pt" style:font-size-complex="10pt"/>
    </style:style>
    <style:style style:name="P21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officeooo:paragraph-rsid="00a4fdad"/>
    </style:style>
    <style:style style:name="P22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officeooo:rsid="00a4fdad" officeooo:paragraph-rsid="00a4fdad"/>
    </style:style>
    <style:style style:name="P23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9731c9" officeooo:paragraph-rsid="0087518e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a97e6b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4pt" fo:language="en" fo:country="US" fo:font-weight="bold" officeooo:rsid="001c7803" officeooo:paragraph-rsid="00a97e6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27cm" fo:margin-bottom="0cm" loext:contextual-spacing="false" fo:text-align="center" style:justify-single-word="false"/>
      <style:text-properties fo:font-size="14pt" fo:language="en" fo:country="US" fo:font-weight="bold" officeooo:rsid="001c7803" officeooo:paragraph-rsid="004c9e0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27cm" fo:margin-bottom="0cm" loext:contextual-spacing="false" fo:text-align="center" style:justify-single-word="false"/>
      <style:text-properties fo:font-size="14pt" fo:language="en" fo:country="US" fo:font-weight="bold" officeooo:rsid="00a846c1" officeooo:paragraph-rsid="00a846c1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Monaco" fo:font-size="10pt" officeooo:rsid="00a4fdad" officeooo:paragraph-rsid="00a4fdad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Monaco" fo:font-size="10pt" officeooo:rsid="00a5f72d" officeooo:paragraph-rsid="00a5f72d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Monaco" fo:font-size="10pt" officeooo:rsid="00a5f72d" officeooo:paragraph-rsid="00a7024b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Monaco" fo:font-size="10pt" officeooo:rsid="00a7024b" officeooo:paragraph-rsid="00a7024b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Monaco" fo:font-size="10pt" officeooo:rsid="00ab5263" officeooo:paragraph-rsid="00ab5263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a1dd3d"/>
    </style:style>
    <style:style style:name="T3" style:family="text">
      <style:text-properties fo:language="en" fo:country="US" officeooo:rsid="00a3eb28"/>
    </style:style>
    <style:style style:name="T4" style:family="text">
      <style:text-properties fo:language="ru" fo:country="RU"/>
    </style:style>
    <style:style style:name="T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/>
    </style:style>
    <style:style style:name="T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283119" style:font-size-asian="14pt" style:font-style-asian="normal" style:font-weight-asian="normal" style:font-name-complex="Times New Roman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1f8248" style:font-size-asian="14pt" style:font-style-asian="normal" style:font-weight-asian="normal" style:font-name-complex="Times New Roman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8b6f52" style:font-size-asian="14pt" style:font-style-asian="normal" style:font-weight-asian="normal" style:font-name-complex="Times New Roman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8d2a3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13" style:family="text">
      <style:text-properties fo:font-variant="normal" fo:text-transform="none" fo:color="#000000" style:font-name="Times New Roman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T14" style:family="text">
      <style:text-properties fo:font-variant="normal" fo:text-transform="none" fo:color="#000000" style:font-name="Times New Roman" fo:font-size="18pt" fo:letter-spacing="normal" fo:font-style="normal" fo:font-weight="normal" officeooo:rsid="002b2807" style:font-size-asian="18pt" style:font-style-asian="normal" style:font-weight-asian="normal" style:font-name-complex="Times New Roman" style:font-size-complex="18pt"/>
    </style:style>
    <style:style style:name="T15" style:family="text">
      <style:text-properties fo:font-variant="normal" fo:text-transform="none" fo:color="#000000" style:font-name="Times New Roman" fo:font-size="18pt" fo:letter-spacing="normal" fo:font-style="normal" fo:font-weight="normal" officeooo:rsid="00892653" style:font-size-asian="18pt" style:font-style-asian="normal" style:font-weight-asian="normal" style:font-name-complex="Times New Roman" style:font-size-complex="18pt"/>
    </style:style>
    <style:style style:name="T16" style:family="text">
      <style:text-properties fo:font-variant="normal" fo:text-transform="none" fo:color="#000000" style:font-name="Times New Roman" fo:font-size="18pt" fo:letter-spacing="normal" fo:language="en" fo:country="US" fo:font-style="normal" fo:font-weight="normal" officeooo:rsid="00892653" style:font-size-asian="18pt" style:font-style-asian="normal" style:font-weight-asian="normal" style:font-name-complex="Times New Roman" style:font-size-complex="18pt"/>
    </style:style>
    <style:style style:name="T17" style:family="text">
      <style:text-properties fo:font-variant="normal" fo:text-transform="none" fo:color="#000000" style:font-name="Times New Roman" fo:font-size="18pt" fo:letter-spacing="normal" fo:language="en" fo:country="US" fo:font-style="normal" fo:font-weight="normal" officeooo:rsid="00a3eb28" style:font-size-asian="18pt" style:font-style-asian="normal" style:font-weight-asian="normal" style:font-name-complex="Times New Roman" style:font-size-complex="18pt"/>
    </style:style>
    <style:style style:name="T18" style:family="text">
      <style:text-properties fo:font-variant="normal" fo:text-transform="none" fo:color="#252525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19" style:family="text">
      <style:text-properties style:font-name="Monaco"/>
    </style:style>
    <style:style style:name="T20" style:family="text">
      <style:text-properties style:font-name="Monaco" fo:font-size="7.5pt" style:font-size-asian="7.5pt" style:font-size-complex="7.5pt"/>
    </style:style>
    <style:style style:name="T21" style:family="text">
      <style:text-properties style:font-name="Monaco" fo:font-size="7.5pt" officeooo:rsid="008fff45" style:font-size-asian="7.5pt" style:font-size-complex="7.5pt"/>
    </style:style>
    <style:style style:name="T22" style:family="text">
      <style:text-properties style:font-name="Monaco" fo:font-size="10pt" officeooo:rsid="008fff45" style:font-size-asian="10pt" style:font-size-complex="10pt"/>
    </style:style>
    <style:style style:name="T23" style:family="text">
      <style:text-properties style:font-name="Monaco" fo:font-size="14pt" fo:language="en" fo:country="US" fo:font-weight="bold" officeooo:rsid="00a846c1" style:font-size-asian="14pt" style:font-weight-asian="bold" style:font-size-complex="14pt" style:font-weight-complex="bold"/>
    </style:style>
    <style:style style:name="T24" style:family="text">
      <style:text-properties officeooo:rsid="00a3eb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анкт-Петербургский национальный исследовательский университет </text:p>
      <text:p text:style-name="P8"><text:span text:style-name="T18">информационных технологий, механики и оптики</text:span><text:span text:style-name="T7"><text:line-break/></text:span><text:span text:style-name="T18">(Университет ИТМО)</text:span><text:span text:style-name="T7"> </text:span><text:bookmark text:name="report_R98097615122270904"/></text:p>
      <text:p text:style-name="P4">Факультет программной инженерии и компьютерной техники</text:p>
      <text:p text:style-name="P10">Кафедра вычислительной техники</text:p>
      <text:p text:style-name="P5"/>
      <text:p text:style-name="P7"> </text:p>
      <text:p text:style-name="P7"> </text:p>
      <text:p text:style-name="P7"> </text:p>
      <text:p text:style-name="P7"> </text:p>
      <text:p text:style-name="P7"> </text:p>
      <text:p text:style-name="P8"><text:span text:style-name="T13">Лабораторная работа №</text:span><text:span text:style-name="T14"> </text:span><text:span text:style-name="T17">2</text:span></text:p>
      <text:p text:style-name="P9"><text:span text:style-name="T13">по </text:span><text:span text:style-name="T15">дисциплине </text:span></text:p>
      <text:p text:style-name="P6">«Языки системного программирования»</text:p>
      <text:p text:style-name="P23">«<text:span text:style-name="T24">Компилятор и интерпретатор </text:span><text:span text:style-name="T3">Forth</text:span>»</text:p>
      <text:p text:style-name="P11"> </text:p>
      <text:p text:style-name="P11"> </text:p>
      <text:p text:style-name="P11"> </text:p>
      <text:p text:style-name="P11"> </text:p>
      <text:p text:style-name="P11"> </text:p>
      <text:p text:style-name="P13"><text:span text:style-name="T7">Выполнил<text:line-break/>студент </text:span><text:span text:style-name="T10">2</text:span><text:span text:style-name="T7"> курса,<text:line-break/>группы P3</text:span><text:span text:style-name="T10">2</text:span><text:span text:style-name="T7">00<text:line-break/>Cапожников Борис Константинович</text:span></text:p>
      <text:p text:style-name="P12"><text:span text:style-name="T8">Р</text:span><text:span text:style-name="T7">уководител</text:span><text:span text:style-name="T9">ь</text:span><text:span text:style-name="T7">:</text:span></text:p>
      <text:p text:style-name="P12"><text:span text:style-name="T11">кандидат технических наук</text:span> <text:span text:style-name="T7"><text:line-break/></text:span><text:span text:style-name="T11">Б</text:span><text:span text:style-name="T12">алакшин Павел Валерьевич</text:span></text:p>
      <text:p text:style-name="P14"/>
      <text:p text:style-name="P7"> </text:p>
      <text:p text:style-name="P7"> </text:p>
      <text:p text:style-name="P7"> </text:p>
      <text:p text:style-name="P7"> </text:p>
      <text:p text:style-name="P7"> </text:p>
      <text:p text:style-name="P1"><text:span text:style-name="T5">Санкт-Петербург — 201</text:span><text:span text:style-name="T6">6</text:span></text:p>
      <text:p text:style-name="P2"/>
      <text:p text:style-name="P26"><text:soft-page-break/>Текст исходной программы<text:span text:style-name="T4">:</text:span></text:p>
      <text:p text:style-name="P27">lib.asm:</text:p>
      <text:p text:style-name="P21"><text:span text:style-name="T21"><text:line-break/><text:tab/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1"/>
            <text:p text:style-name="P31">%define pc r12</text:p>
            <text:p text:style-name="P31">%define w r13</text:p>
            <text:p text:style-name="P31">%define rstack r14</text:p>
            <text:p text:style-name="P31"/>
            <text:p text:style-name="P31">section .data</text:p>
            <text:p text:style-name="P31"><text:tab/>here: <text:s/>dq user_mem</text:p>
            <text:p text:style-name="P31"><text:tab/>state: db 0</text:p>
            <text:p text:style-name="P31"/>
            <text:p text:style-name="P31">%define link 0</text:p>
            <text:p text:style-name="P31">%macro native 3</text:p>
            <text:p text:style-name="P31"><text:tab/>section .data</text:p>
            <text:p text:style-name="P31"><text:tab/><text:tab/>w_%2:</text:p>
            <text:p text:style-name="P31"><text:tab/><text:tab/><text:tab/>%%link: dq link</text:p>
            <text:p text:style-name="P31"><text:tab/><text:tab/><text:tab/>ww_%2: db %1, 0</text:p>
            <text:p text:style-name="P31"><text:tab/><text:tab/><text:tab/>db %3</text:p>
            <text:p text:style-name="P31"><text:tab/><text:tab/>xt_%2:</text:p>
            <text:p text:style-name="P31"><text:tab/><text:tab/><text:tab/>dq %2_impl</text:p>
            <text:p text:style-name="P31"><text:tab/></text:p>
            <text:p text:style-name="P31"><text:tab/>section .text</text:p>
            <text:p text:style-name="P31"><text:tab/> %2_impl:</text:p>
            <text:p text:style-name="P31"><text:tab/>%define link %%link</text:p>
            <text:p text:style-name="P31">%endmacro</text:p>
            <text:p text:style-name="P31"/>
            <text:p text:style-name="P31">%macro native 2</text:p>
            <text:p text:style-name="P31">native %1, %2, 1</text:p>
            <text:p text:style-name="P31">%endmacro</text:p>
            <text:p text:style-name="P31"/>
            <text:p text:style-name="P31">%macro colon 3</text:p>
            <text:p text:style-name="P31"><text:tab/>section .data</text:p>
            <text:p text:style-name="P31"><text:tab/><text:tab/>w_%2:</text:p>
            <text:p text:style-name="P31"><text:tab/><text:tab/><text:tab/>%%link: dq link</text:p>
            <text:p text:style-name="P31"><text:tab/><text:tab/><text:tab/>db %1, 0</text:p>
            <text:p text:style-name="P31"><text:tab/><text:tab/><text:tab/>db %3</text:p>
            <text:p text:style-name="P31"><text:tab/><text:tab/><text:tab/>xt_%2: </text:p>
            <text:p text:style-name="P31"><text:tab/><text:tab/><text:tab/>dq docol</text:p>
            <text:p text:style-name="P31"><text:tab/>%define link %%link</text:p>
            <text:p text:style-name="P31">%endmacro</text:p>
            <text:p text:style-name="P31"/>
            <text:p text:style-name="P31">%macro colon 2</text:p>
            <text:p text:style-name="P31">colon %1, %2, 1</text:p>
            <text:p text:style-name="P31">%endmacro</text:p>
            <text:p text:style-name="P31"/>
            <text:p text:style-name="P31"/>
            <text:p text:style-name="P31">colon '&gt;', greater</text:p>
            <text:p text:style-name="P31"><text:tab/>dq xt_swap</text:p>
            <text:p text:style-name="P31"><text:tab/>dq xt_less</text:p>
            <text:p text:style-name="P31"><text:tab/>dq xt_exit</text:p>
            <text:p text:style-name="P31"/>
            <text:p text:style-name="P31">native 'S' , stack</text:p>
            <text:p text:style-name="P31"><text:tab/><text:tab/>push rbx</text:p>
            <text:p text:style-name="P31"><text:tab/><text:tab/>mov rbx, rsp</text:p>
            <text:p text:style-name="P31"><text:tab/>.loop:</text:p>
            <text:p text:style-name="P31"><text:tab/><text:tab/>add rbx, 8</text:p>
            <text:p text:style-name="P31"><text:soft-page-break/><text:tab/><text:tab/>cmp rbx, [srsp]</text:p>
            <text:p text:style-name="P31"><text:tab/><text:tab/>jge .quit</text:p>
            <text:p text:style-name="P31"><text:tab/><text:tab/>mov rdi, [rbx]</text:p>
            <text:p text:style-name="P31"><text:tab/><text:tab/>call print_int</text:p>
            <text:p text:style-name="P31"><text:tab/><text:tab/>call print_newline</text:p>
            <text:p text:style-name="P31"><text:tab/><text:tab/>jmp .loop </text:p>
            <text:p text:style-name="P31"><text:tab/>.quit:</text:p>
            <text:p text:style-name="P31"><text:tab/><text:tab/>pop rbx</text:p>
            <text:p text:style-name="P31"><text:tab/><text:tab/>jmp next</text:p>
            <text:p text:style-name="P31"><text:tab/></text:p>
            <text:p text:style-name="P31">native '+' , plus</text:p>
            <text:p text:style-name="P31"><text:tab/>pop rax</text:p>
            <text:p text:style-name="P31"><text:tab/>add [rsp], rax</text:p>
            <text:p text:style-name="P31"><text:tab/>jmp next</text:p>
            <text:p text:style-name="P31"/>
            <text:p text:style-name="P31">native '-' , minus</text:p>
            <text:p text:style-name="P31"><text:tab/>pop rax</text:p>
            <text:p text:style-name="P31"><text:tab/>sub [rsp], rax</text:p>
            <text:p text:style-name="P31"><text:tab/>jmp next</text:p>
            <text:p text:style-name="P31"><text:tab/></text:p>
            <text:p text:style-name="P31">native '*' , asterisk</text:p>
            <text:p text:style-name="P31"><text:tab/>pop rax</text:p>
            <text:p text:style-name="P31"><text:tab/>pop rdx</text:p>
            <text:p text:style-name="P31"><text:tab/>mul rdx</text:p>
            <text:p text:style-name="P31"><text:tab/>push rax</text:p>
            <text:p text:style-name="P31"><text:tab/>jmp next</text:p>
            <text:p text:style-name="P31"><text:tab/></text:p>
            <text:p text:style-name="P31">native '/' , slash</text:p>
            <text:p text:style-name="P31"><text:tab/>pop rcx</text:p>
            <text:p text:style-name="P31"><text:tab/>pop rax</text:p>
            <text:p text:style-name="P31"><text:tab/>xor rdx, rdx</text:p>
            <text:p text:style-name="P31"><text:tab/>div rcx</text:p>
            <text:p text:style-name="P31"><text:tab/>push rax</text:p>
            <text:p text:style-name="P31"><text:tab/>jmp next</text:p>
            <text:p text:style-name="P31"/>
            <text:p text:style-name="P31">native '=' , es</text:p>
            <text:p text:style-name="P31"><text:tab/><text:tab/>pop rax</text:p>
            <text:p text:style-name="P31"><text:tab/><text:tab/>pop rdx</text:p>
            <text:p text:style-name="P31"><text:tab/><text:tab/>cmp rax, rdx</text:p>
            <text:p text:style-name="P31"><text:tab/><text:tab/>je .equal</text:p>
            <text:p text:style-name="P31"><text:tab/><text:tab/>push 0</text:p>
            <text:p text:style-name="P31"><text:tab/><text:tab/>jmp next</text:p>
            <text:p text:style-name="P31"><text:tab/>.equal:</text:p>
            <text:p text:style-name="P31"><text:tab/><text:tab/>push 1</text:p>
            <text:p text:style-name="P31"><text:tab/><text:tab/>jmp next</text:p>
            <text:p text:style-name="P31"/>
            <text:p text:style-name="P31">native '&lt;' , less</text:p>
            <text:p text:style-name="P31"><text:tab/><text:tab/>pop rax</text:p>
            <text:p text:style-name="P31"><text:tab/><text:tab/>pop rdx</text:p>
            <text:p text:style-name="P31"><text:tab/><text:tab/> cmp rdx, rax</text:p>
            <text:p text:style-name="P31"><text:tab/><text:tab/> jl .less</text:p>
            <text:p text:style-name="P31"><text:tab/><text:tab/> push 0</text:p>
            <text:p text:style-name="P31"><text:tab/><text:tab/> jmp next</text:p>
            <text:p text:style-name="P31"><text:tab/> .less:</text:p>
            <text:p text:style-name="P31"><text:tab/><text:tab/> push 1</text:p>
            <text:p text:style-name="P31"><text:tab/><text:tab/> jmp next<text:tab/></text:p>
            <text:p text:style-name="P31"/>
            <text:p text:style-name="P31">native 'and' , and</text:p>
            <text:p text:style-name="P31"><text:tab/>pop rax</text:p>
            <text:p text:style-name="P31"><text:tab/>pop rdx</text:p>
            <text:p text:style-name="P31"><text:tab/>and rax, rdx</text:p>
            <text:p text:style-name="P31"><text:tab/>push rax</text:p>
            <text:p text:style-name="P31"><text:soft-page-break/><text:tab/>jmp next</text:p>
            <text:p text:style-name="P31"/>
            <text:p text:style-name="P31">native 'not' , not</text:p>
            <text:p text:style-name="P31"><text:tab/>pop rax </text:p>
            <text:p text:style-name="P31"><text:tab/>not rax</text:p>
            <text:p text:style-name="P31"><text:tab/>push rax</text:p>
            <text:p text:style-name="P31"><text:tab/>jmp next<text:tab/><text:tab/></text:p>
            <text:p text:style-name="P31"><text:tab/></text:p>
            <text:p text:style-name="P31">native 'rot' , rot</text:p>
            <text:p text:style-name="P31"><text:tab/>pop rax ;c</text:p>
            <text:p text:style-name="P31"><text:tab/>pop rdx ;b</text:p>
            <text:p text:style-name="P31"><text:tab/>pop rcx ;a</text:p>
            <text:p text:style-name="P31"><text:tab/>push rdx</text:p>
            <text:p text:style-name="P31"><text:tab/>push rax</text:p>
            <text:p text:style-name="P31"><text:tab/>push rcx</text:p>
            <text:p text:style-name="P31"><text:tab/>jmp next</text:p>
            <text:p text:style-name="P31"><text:tab/></text:p>
            <text:p text:style-name="P31">native 'swap' , swap</text:p>
            <text:p text:style-name="P31"><text:tab/>pop rax</text:p>
            <text:p text:style-name="P31"><text:tab/>pop rdx</text:p>
            <text:p text:style-name="P31"><text:tab/>push rax</text:p>
            <text:p text:style-name="P31"><text:tab/>push rdx</text:p>
            <text:p text:style-name="P31"><text:tab/>jmp next<text:tab/></text:p>
            <text:p text:style-name="P31"/>
            <text:p text:style-name="P31"/>
          </table:table-cell>
          <table:table-cell table:style-name="Таблица1.B1" office:value-type="string">
            <text:p text:style-name="P31"/>
            <text:p text:style-name="P31">native 'dup' , dup</text:p>
            <text:p text:style-name="P31"><text:tab/>pop rax</text:p>
            <text:p text:style-name="P31"><text:tab/>push rax</text:p>
            <text:p text:style-name="P31"><text:tab/>push rax</text:p>
            <text:p text:style-name="P31"><text:tab/>jmp next<text:tab/></text:p>
            <text:p text:style-name="P31"><text:tab/></text:p>
            <text:p text:style-name="P31">native 'drop' , drop</text:p>
            <text:p text:style-name="P31"><text:tab/>pop rax</text:p>
            <text:p text:style-name="P31"><text:tab/>jmp next</text:p>
            <text:p text:style-name="P31"/>
            <text:p text:style-name="P31">native '.' , dot</text:p>
            <text:p text:style-name="P31"><text:tab/>pop rdi</text:p>
            <text:p text:style-name="P31"><text:tab/>call print_int</text:p>
            <text:p text:style-name="P31"><text:tab/>call print_newline</text:p>
            <text:p text:style-name="P31"><text:tab/>jmp next<text:tab/></text:p>
            <text:p text:style-name="P31"><text:tab/></text:p>
            <text:p text:style-name="P31">native 'key' , key</text:p>
            <text:p text:style-name="P31"><text:tab/>call read_char</text:p>
            <text:p text:style-name="P31"><text:tab/>push rax</text:p>
            <text:p text:style-name="P31"><text:tab/>jmp next<text:tab/></text:p>
            <text:p text:style-name="P31"><text:tab/></text:p>
            <text:p text:style-name="P31">native 'emit' , emit</text:p>
            <text:p text:style-name="P31"><text:tab/>pop rdi</text:p>
            <text:p text:style-name="P31"><text:tab/>call print_char</text:p>
            <text:p text:style-name="P31"><text:tab/>call print_newline</text:p>
            <text:p text:style-name="P31"><text:tab/>jmp next<text:tab/></text:p>
            <text:p text:style-name="P31"><text:tab/></text:p>
            <text:p text:style-name="P31">native 'number' , number</text:p>
            <text:p text:style-name="P31"><text:tab/>call read_word</text:p>
            <text:p text:style-name="P31"><text:tab/>mov rdi, rax</text:p>
            <text:p text:style-name="P31"><text:tab/>call parse_int</text:p>
            <text:p text:style-name="P31"><text:tab/>push rax</text:p>
            <text:p text:style-name="P31"><text:tab/>jmp next<text:tab/></text:p>
            <text:p text:style-name="P31"><text:tab/></text:p>
            <text:p text:style-name="P31">native 'mem' , mem</text:p>
            <text:p text:style-name="P31"><text:tab/>push user_mem</text:p>
            <text:p text:style-name="P31"><text:tab/>jmp next<text:tab/></text:p>
            <text:p text:style-name="P31"><text:tab/></text:p>
            <text:p text:style-name="P31">native '!' , em</text:p>
            <text:p text:style-name="P31"><text:tab/>pop rax</text:p>
            <text:p text:style-name="P31"><text:tab/>pop rdi</text:p>
            <text:p text:style-name="P31"><text:tab/>mov [rax], rdi</text:p>
            <text:p text:style-name="P31"><text:tab/>jmp next<text:tab/></text:p>
            <text:p text:style-name="P31"><text:tab/></text:p>
            <text:p text:style-name="P31">native '@' , at</text:p>
            <text:p text:style-name="P31"><text:tab/>pop rax</text:p>
            <text:p text:style-name="P31"><text:tab/>push qword [rax]</text:p>
            <text:p text:style-name="P31"><text:tab/>jmp next</text:p>
            <text:p text:style-name="P31"><text:tab/></text:p>
            <text:p text:style-name="P31">read_word_ptr:</text:p>
            <text:p text:style-name="P31"><text:tab/><text:tab/>mov [word_ptr],rdi</text:p>
            <text:p text:style-name="P31"><text:tab/><text:tab/>push rbx</text:p>
            <text:p text:style-name="P31"><text:tab/><text:tab/>xor rbx, rbx</text:p>
            <text:p text:style-name="P31"><text:tab/>.loop1:</text:p>
            <text:p text:style-name="P31"><text:tab/><text:tab/>call read_char</text:p>
            <text:p text:style-name="P31"><text:tab/><text:tab/>cmp rax, 0x20</text:p>
            <text:p text:style-name="P31"><text:tab/><text:tab/>je .loop1</text:p>
            <text:p text:style-name="P31"><text:tab/><text:tab/>cmp rax, 0x09</text:p>
            <text:p text:style-name="P31"><text:soft-page-break/><text:tab/><text:tab/>je .loop1</text:p>
            <text:p text:style-name="P31"><text:tab/><text:tab/>cmp rax, 0x0A</text:p>
            <text:p text:style-name="P31"><text:tab/><text:tab/>je .loop1</text:p>
            <text:p text:style-name="P31"><text:tab/><text:tab/>cmp rax, 0x00</text:p>
            <text:p text:style-name="P31"><text:tab/><text:tab/>je .quit</text:p>
            <text:p text:style-name="P31"><text:tab/>.loop2: </text:p>
            <text:p text:style-name="P31"><text:tab/><text:tab/>mov rdx, [word_ptr]</text:p>
            <text:p text:style-name="P31"><text:tab/><text:tab/>mov byte [rdx+rbx], al </text:p>
            <text:p text:style-name="P31"><text:tab/><text:tab/>inc rbx</text:p>
            <text:p text:style-name="P31"><text:tab/><text:tab/>call read_char</text:p>
            <text:p text:style-name="P31"><text:tab/><text:tab/>cmp rax, 0x20</text:p>
            <text:p text:style-name="P31"><text:tab/><text:tab/>je .quit</text:p>
            <text:p text:style-name="P31"><text:tab/><text:tab/>cmp rax, 0x9</text:p>
            <text:p text:style-name="P31"><text:tab/><text:tab/>je .quit</text:p>
            <text:p text:style-name="P31"><text:tab/><text:tab/>cmp rax, 0xA</text:p>
            <text:p text:style-name="P31"><text:tab/><text:tab/>je .quit</text:p>
            <text:p text:style-name="P31"><text:tab/><text:tab/>cmp rax, 0x0</text:p>
            <text:p text:style-name="P31"><text:tab/><text:tab/>je .quit</text:p>
            <text:p text:style-name="P31"><text:tab/><text:tab/>jmp .loop2</text:p>
            <text:p text:style-name="P31"><text:tab/>.quit:</text:p>
            <text:p text:style-name="P31"><text:tab/><text:tab/>mov rdx, [word_ptr]</text:p>
            <text:p text:style-name="P31"><text:tab/><text:tab/>mov byte [rdx+rbx], 0x0 </text:p>
            <text:p text:style-name="P31"><text:tab/><text:tab/>mov rdx, rbx <text:s/></text:p>
            <text:p text:style-name="P31"><text:tab/><text:tab/>pop rbx</text:p>
            <text:p text:style-name="P31"><text:tab/><text:tab/>xor rax, rax</text:p>
            <text:p text:style-name="P31"><text:tab/><text:tab/>ret</text:p>
            <text:p text:style-name="P31"/>
            <text:p text:style-name="P31">native ':' , colon</text:p>
            <text:p text:style-name="P31"><text:tab/>mov rdi, [here]</text:p>
            <text:p text:style-name="P31"><text:tab/>mov rax, [last_word]</text:p>
            <text:p text:style-name="P31"><text:tab/>mov qword [rdi], rax</text:p>
            <text:p text:style-name="P31"><text:tab/>mov qword [last_word], rdi</text:p>
            <text:p text:style-name="P31"><text:tab/>add rdi, 8</text:p>
            <text:p text:style-name="P31"><text:tab/>call read_word_ptr</text:p>
            <text:p text:style-name="P31"><text:tab/>mov rdi, [here]</text:p>
            <text:p text:style-name="P31"><text:tab/>add rdi, rdx</text:p>
            <text:p text:style-name="P31"><text:tab/>add rdi, 8</text:p>
            <text:p text:style-name="P31"><text:tab/>inc rdi</text:p>
            <text:p text:style-name="P31"><text:tab/>mov byte [rdi], 0</text:p>
            <text:p text:style-name="P31"><text:tab/>inc rdi</text:p>
            <text:p text:style-name="P31"><text:tab/>mov qword [rdi], docol</text:p>
            <text:p text:style-name="P31"><text:tab/>add rdi, 8</text:p>
            <text:p text:style-name="P31"><text:tab/>mov [here], rdi</text:p>
            <text:p text:style-name="P31"><text:tab/>mov byte [state], 1</text:p>
            <text:p text:style-name="P31"><text:tab/>jmp next<text:tab/></text:p>
            <text:p text:style-name="P31"/>
            <text:p text:style-name="P31">native ';' , semicolon, 0</text:p>
            <text:p text:style-name="P31"><text:tab/>mov rdi, [here]</text:p>
            <text:p text:style-name="P31"><text:tab/>mov qword [rdi], xt_exit</text:p>
            <text:p text:style-name="P31"><text:tab/>add qword [here], 8</text:p>
            <text:p text:style-name="P31"><text:tab/>mov byte [state], 0 </text:p>
            <text:p text:style-name="P31"><text:tab/>jmp next</text:p>
            <text:p text:style-name="P31"><text:tab/></text:p>
            <text:p text:style-name="P31">native 'q' , quit</text:p>
            <text:p text:style-name="P31"><text:tab/>mov rax, 60</text:p>
            <text:p text:style-name="P31"><text:tab/>xor rdi, rdi</text:p>
            <text:p text:style-name="P31"><text:tab/>syscall</text:p>
            <text:p text:style-name="P31"><text:tab/></text:p>
            <text:p text:style-name="P31">native 'lit' , lit</text:p>
            <text:p text:style-name="P31"><text:tab/>mov w, pc</text:p>
            <text:p text:style-name="P31"><text:tab/>add pc, 8 </text:p>
            <text:p text:style-name="P31"><text:tab/>mov w, [w]</text:p>
            <text:p text:style-name="P31"><text:tab/>add pc, w</text:p>
            <text:p text:style-name="P31"><text:tab/>jmp next</text:p>
            <text:p text:style-name="P31"><text:soft-page-break/><text:tab/></text:p>
            <text:p text:style-name="P31">native 'branch' , branch, 2</text:p>
            <text:p text:style-name="P31"><text:tab/>mov w, pc</text:p>
            <text:p text:style-name="P31"><text:tab/>add pc, 8 </text:p>
            <text:p text:style-name="P31"><text:tab/>mov w, [w]</text:p>
            <text:p text:style-name="P31"><text:tab/>sal w, 3</text:p>
            <text:p text:style-name="P31"><text:tab/>add pc, w</text:p>
            <text:p text:style-name="P31"><text:tab/>jmp next</text:p>
            <text:p text:style-name="P31"><text:tab/></text:p>
            <text:p text:style-name="P31">native '0branch', branch0, <text:s/>2</text:p>
            <text:p text:style-name="P31"><text:tab/>pop rax</text:p>
            <text:p text:style-name="P31"><text:tab/>test rax, rax</text:p>
            <text:p text:style-name="P31"><text:tab/>jz branch_impl</text:p>
            <text:p text:style-name="P31"><text:tab/>add pc, 8</text:p>
            <text:p text:style-name="P31"><text:tab/>jmp next</text:p>
            <text:p text:style-name="P31"><text:tab/></text:p>
          </table:table-cell>
        </table:table-row>
      </table:table>
      <text:p text:style-name="P21"/>
      <text:p text:style-name="P24"/>
      <text:p text:style-name="P25">Lab2.asm:</text:p>
      <text:p text:style-name="P2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2"/>
            <text:p text:style-name="P32">%include "../lab1/lib.inc"</text:p>
            <text:p text:style-name="P32">%include "lib.asm"<text:tab/></text:p>
            <text:p text:style-name="P32"/>
            <text:p text:style-name="P32"/>
            <text:p text:style-name="P32">section .bss</text:p>
            <text:p text:style-name="P32"><text:tab/>user_mem: <text:s/>resq 65536</text:p>
            <text:p text:style-name="P32"><text:tab/>com_stack: <text:s/>resq 65536</text:p>
            <text:p text:style-name="P32"><text:tab/></text:p>
            <text:p text:style-name="P32">section .data</text:p>
            <text:p text:style-name="P32"><text:tab/>word_ptr: dq 0;</text:p>
            <text:p text:style-name="P32"><text:tab/>xt_exit: dq exit</text:p>
            <text:p text:style-name="P32"><text:tab/>ifbranch: db 1</text:p>
            <text:p text:style-name="P32"><text:tab/>srsp: dq 0</text:p>
            <text:p text:style-name="P32"><text:tab/>program_stub: dq 0</text:p>
            <text:p text:style-name="P32"><text:tab/>xt_interpreter: dq .interpreter</text:p>
            <text:p text:style-name="P32"><text:tab/>.interpreter: dq execution</text:p>
            <text:p text:style-name="P32"><text:tab/>last_word: dq link<text:tab/></text:p>
            <text:p text:style-name="P32"><text:tab/></text:p>
            <text:p text:style-name="P32">section .text</text:p>
            <text:p text:style-name="P32"/>
            <text:p text:style-name="P32">docol: </text:p>
            <text:p text:style-name="P32"><text:tab/>sub rstack, 8</text:p>
            <text:p text:style-name="P32"><text:tab/>mov [rstack], pc</text:p>
            <text:p text:style-name="P32"><text:tab/>add w, 8 </text:p>
            <text:p text:style-name="P32"><text:tab/>mov pc, w</text:p>
            <text:p text:style-name="P32"><text:tab/>jmp next</text:p>
            <text:p text:style-name="P32"/>
            <text:p text:style-name="P32">exit: </text:p>
            <text:p text:style-name="P32"><text:tab/>mov pc, [rstack]</text:p>
            <text:p text:style-name="P32"><text:tab/>add rstack, 8</text:p>
            <text:p text:style-name="P32"><text:tab/>jmp next</text:p>
            <text:p text:style-name="P32"/>
            <text:p text:style-name="P32"><text:soft-page-break/>next:</text:p>
            <text:p text:style-name="P32"><text:tab/>mov w, pc</text:p>
            <text:p text:style-name="P32"><text:tab/>add pc, 8 </text:p>
            <text:p text:style-name="P32"><text:tab/>mov w, [w]</text:p>
            <text:p text:style-name="P32"><text:tab/>jmp [w]</text:p>
            <text:p text:style-name="P32"/>
            <text:p text:style-name="P32">find_word:</text:p>
            <text:p text:style-name="P32"><text:tab/><text:tab/>mov rcx, [last_word]</text:p>
            <text:p text:style-name="P32"><text:tab/>.loop:</text:p>
            <text:p text:style-name="P32"><text:tab/><text:tab/>lea rsi, [rcx+8]</text:p>
            <text:p text:style-name="P32"><text:tab/><text:tab/>push rcx</text:p>
            <text:p text:style-name="P32"><text:tab/><text:tab/>call string_equals</text:p>
            <text:p text:style-name="P32"><text:tab/><text:tab/>pop rcx</text:p>
            <text:p text:style-name="P32"><text:tab/><text:tab/>test rax, rax</text:p>
            <text:p text:style-name="P32"><text:tab/><text:tab/>jz .next</text:p>
            <text:p text:style-name="P32"><text:tab/><text:tab/>mov rax, rcx </text:p>
            <text:p text:style-name="P32"><text:tab/><text:tab/>ret</text:p>
            <text:p text:style-name="P32"><text:tab/>.next:</text:p>
            <text:p text:style-name="P32"><text:tab/><text:tab/>mov rcx, [rcx]</text:p>
            <text:p text:style-name="P32"><text:tab/><text:tab/>test rcx, rcx</text:p>
            <text:p text:style-name="P32"><text:tab/><text:tab/>jnz .loop</text:p>
            <text:p text:style-name="P32"><text:tab/><text:tab/>xor rax, rax</text:p>
            <text:p text:style-name="P32"><text:tab/><text:tab/>ret</text:p>
            <text:p text:style-name="P32"/>
            <text:p text:style-name="P32">cfa:</text:p>
            <text:p text:style-name="P32"><text:tab/><text:tab/>lea rax, [rdi+8] </text:p>
            <text:p text:style-name="P32"><text:tab/>.loop:</text:p>
            <text:p text:style-name="P32"><text:tab/><text:tab/>inc rax</text:p>
            <text:p text:style-name="P32"><text:tab/><text:tab/>cmp byte[rax], 0</text:p>
            <text:p text:style-name="P32"><text:tab/><text:tab/>jne .loop</text:p>
            <text:p text:style-name="P32"><text:tab/><text:tab/>add rax, 2</text:p>
            <text:p text:style-name="P32"><text:tab/><text:tab/>ret<text:tab/></text:p>
          </table:table-cell>
          <table:table-cell table:style-name="Таблица2.B1" office:value-type="string">
            <text:p text:style-name="P32"/>
            <text:p text:style-name="P32">execution:<text:tab/><text:tab/><text:tab/><text:tab/><text:tab/><text:tab/><text:tab/><text:tab/> <text:s text:c="2"/></text:p>
            <text:p text:style-name="P32"><text:tab/><text:tab/><text:tab/>call read_word</text:p>
            <text:p text:style-name="P32"><text:tab/><text:tab/><text:tab/>test rdx, rdx</text:p>
            <text:p text:style-name="P32"><text:tab/><text:tab/><text:tab/>jz execution</text:p>
            <text:p text:style-name="P32"><text:tab/><text:tab/><text:tab/>mov [word_ptr], rax</text:p>
            <text:p text:style-name="P32"><text:tab/><text:tab/><text:tab/>mov rdi, rax;</text:p>
            <text:p text:style-name="P32"><text:tab/><text:tab/><text:tab/>call find_word</text:p>
            <text:p text:style-name="P32"><text:tab/><text:tab/><text:tab/>test rax, rax</text:p>
            <text:p text:style-name="P32"><text:tab/><text:tab/><text:tab/>jz .number</text:p>
            <text:p text:style-name="P32"><text:tab/><text:tab/><text:tab/>mov rdi, rax</text:p>
            <text:p text:style-name="P32"><text:tab/><text:tab/><text:tab/>call cfa</text:p>
            <text:p text:style-name="P32"><text:tab/><text:tab/><text:tab/>cmp byte [state], 0</text:p>
            <text:p text:style-name="P32"><text:tab/><text:tab/><text:tab/>jz .interpreter_loop</text:p>
            <text:p text:style-name="P32"><text:tab/>.compiler_loop:</text:p>
            <text:p text:style-name="P32"><text:tab/><text:tab/><text:tab/>mov <text:s/>dil, [rax-1]</text:p>
            <text:p text:style-name="P32"><text:tab/><text:tab/><text:tab/>mov [ifbranch], dil</text:p>
            <text:p text:style-name="P32"><text:tab/><text:tab/><text:tab/>test dil, dil</text:p>
            <text:p text:style-name="P32"><text:tab/><text:tab/><text:tab/>jnz .notimmediate</text:p>
            <text:p text:style-name="P32"><text:tab/>.interpreter_loop:</text:p>
            <text:p text:style-name="P32"><text:tab/><text:tab/><text:tab/>mov qword[program_stub], rax</text:p>
            <text:p text:style-name="P32"><text:tab/><text:tab/><text:tab/>mov pc, program_stub<text:tab/></text:p>
            <text:p text:style-name="P32"><text:tab/><text:tab/><text:tab/>jmp next</text:p>
            <text:p text:style-name="P32"><text:tab/><text:tab/>.notimmediate:</text:p>
            <text:p text:style-name="P32"><text:tab/><text:tab/><text:tab/>mov rdi, [here]</text:p>
            <text:p text:style-name="P32"><text:tab/><text:tab/><text:tab/>mov [rdi], rax</text:p>
            <text:p text:style-name="P32"><text:tab/><text:tab/><text:tab/>add qword [here], 8</text:p>
            <text:p text:style-name="P32"><text:tab/><text:tab/><text:tab/>jmp execution</text:p>
            <text:p text:style-name="P32"><text:tab/>.number:<text:tab/></text:p>
            <text:p text:style-name="P32"><text:tab/><text:tab/><text:tab/>mov rdi, [word_ptr]</text:p>
            <text:p text:style-name="P32"><text:tab/><text:tab/><text:tab/>call parse_int</text:p>
            <text:p text:style-name="P32"><text:tab/><text:tab/><text:tab/>test rdx, rdx</text:p>
            <text:p text:style-name="P32"><text:tab/><text:tab/><text:tab/>jz execution</text:p>
            <text:p text:style-name="P32"><text:soft-page-break/><text:tab/><text:tab/><text:tab/>cmp byte [state], 0</text:p>
            <text:p text:style-name="P32"><text:tab/><text:tab/><text:tab/>jnz .compiler_number</text:p>
            <text:p text:style-name="P32"><text:tab/><text:tab/>.interpreter_number:</text:p>
            <text:p text:style-name="P32"><text:tab/><text:tab/><text:tab/>push rax</text:p>
            <text:p text:style-name="P32"><text:tab/><text:tab/><text:tab/>jmp execution<text:tab/></text:p>
            <text:p text:style-name="P32"><text:tab/><text:tab/><text:tab/><text:tab/></text:p>
            <text:p text:style-name="P32"><text:tab/><text:tab/>.compiler_number:</text:p>
            <text:p text:style-name="P32"><text:tab/><text:tab/><text:tab/><text:tab/>cmp byte [ifbranch], 2</text:p>
            <text:p text:style-name="P32"><text:tab/><text:tab/><text:tab/><text:tab/>je .branch</text:p>
            <text:p text:style-name="P32"><text:tab/><text:tab/><text:tab/><text:tab/>mov rdi, [here]</text:p>
            <text:p text:style-name="P32"><text:tab/><text:tab/><text:tab/><text:tab/>mov qword [rdi], xt_lit</text:p>
            <text:p text:style-name="P32"><text:tab/><text:tab/><text:tab/><text:tab/>add qword [here], 8</text:p>
            <text:p text:style-name="P32"><text:tab/><text:tab/><text:tab/>.branch:<text:tab/></text:p>
            <text:p text:style-name="P32"><text:tab/><text:tab/><text:tab/><text:tab/>mov rdi, [here]</text:p>
            <text:p text:style-name="P32"><text:tab/><text:tab/><text:tab/><text:tab/>mov qword [rdi], rax</text:p>
            <text:p text:style-name="P32"><text:tab/><text:tab/><text:tab/><text:tab/>add qword [here], 8</text:p>
            <text:p text:style-name="P32"><text:tab/><text:tab/><text:tab/><text:tab/>mov byte [ifbranch], 0</text:p>
            <text:p text:style-name="P32">jmp execution</text:p>
            <text:p text:style-name="P32"><text:s/></text:p>
            <text:p text:style-name="P32"><text:tab/>global _start</text:p>
            <text:p text:style-name="P32"><text:tab/>_start:</text:p>
            <text:p text:style-name="P32"><text:tab/><text:tab/>mov [srsp], rsp</text:p>
            <text:p text:style-name="P32"><text:tab/><text:tab/>lea rstack, [com_stack+65536]</text:p>
            <text:p text:style-name="P32"><text:tab/><text:tab/>mov pc, xt_interpreter</text:p>
            <text:p text:style-name="P32"><text:tab/><text:tab/>jmp next<text:tab/><text:tab/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SFBX1440" svg:font-family="SFBX1440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3:02:08.911000000</meta:creation-date>
    <meta:generator>LibreOffice/4.3.5.2$Windows_x86 LibreOffice_project/3a87456aaa6a95c63eea1c1b3201acedf0751bd5</meta:generator>
    <dc:date>2016-10-20T09:58:03.220000000</dc:date>
    <meta:editing-duration>P1DT23H29M10S</meta:editing-duration>
    <meta:editing-cycles>151</meta:editing-cycles>
    <meta:print-date>2016-09-15T09:18:50.634000000</meta:print-date>
    <meta:document-statistic meta:table-count="2" meta:image-count="0" meta:object-count="0" meta:page-count="5" meta:paragraph-count="405" meta:word-count="932" meta:character-count="5403" meta:non-whitespace-character-count="4234"/>
  </office:meta>
</office:document-meta>
</file>